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72513" officeooo:paragraph-rsid="00072513" style:font-size-asian="18pt" style:font-size-complex="18pt"/>
    </style:style>
    <style:style style:name="P2" style:family="paragraph" style:parent-style-name="Standard">
      <style:text-properties fo:font-size="18pt" officeooo:rsid="00072513" officeooo:paragraph-rsid="000e8fa3" style:font-size-asian="18pt" style:font-size-complex="18pt"/>
    </style:style>
    <style:style style:name="P3" style:family="paragraph" style:parent-style-name="Standard">
      <style:text-properties fo:font-size="18pt" officeooo:rsid="00091d2a" officeooo:paragraph-rsid="00091d2a" style:font-size-asian="18pt" style:font-size-complex="18pt"/>
    </style:style>
    <style:style style:name="P4" style:family="paragraph" style:parent-style-name="Standard">
      <style:text-properties fo:font-size="18pt" officeooo:rsid="00096954" officeooo:paragraph-rsid="00096954" style:font-size-asian="18pt" style:font-size-complex="18pt"/>
    </style:style>
    <style:style style:name="P5" style:family="paragraph" style:parent-style-name="Standard">
      <style:text-properties fo:font-size="18pt" officeooo:rsid="000e8fa3" officeooo:paragraph-rsid="000e8fa3" style:font-size-asian="18pt" style:font-size-complex="18pt"/>
    </style:style>
    <style:style style:name="P6" style:family="paragraph" style:parent-style-name="Standard" style:list-style-name="L1">
      <style:text-properties fo:font-size="18pt" officeooo:rsid="00072513" officeooo:paragraph-rsid="00072513" style:font-size-asian="18pt" style:font-size-complex="18pt"/>
    </style:style>
    <style:style style:name="P7" style:family="paragraph" style:parent-style-name="Standard" style:list-style-name="L2">
      <style:text-properties fo:font-size="18pt" officeooo:rsid="00072513" officeooo:paragraph-rsid="00072513" style:font-size-asian="18pt" style:font-size-complex="18pt"/>
    </style:style>
    <style:style style:name="P8" style:family="paragraph" style:parent-style-name="Standard" style:list-style-name="L1">
      <style:text-properties fo:font-size="18pt" officeooo:rsid="000d24a0" officeooo:paragraph-rsid="000d24a0" style:font-size-asian="18pt" style:font-size-complex="18pt"/>
    </style:style>
    <style:style style:name="P9" style:family="paragraph" style:parent-style-name="Standard" style:list-style-name="L3">
      <style:text-properties fo:font-size="18pt" officeooo:rsid="000e8fa3" officeooo:paragraph-rsid="000e8fa3" style:font-size-asian="18pt" style:font-size-complex="18pt"/>
    </style:style>
    <style:style style:name="P10" style:family="paragraph" style:parent-style-name="Standard">
      <style:text-properties fo:font-size="18pt" officeooo:rsid="000e8fa3" officeooo:paragraph-rsid="000e8fa3" style:font-size-asian="18pt" style:font-size-complex="18pt"/>
    </style:style>
    <style:style style:name="P11" style:family="paragraph" style:parent-style-name="Standard" style:list-style-name="L4">
      <style:text-properties fo:font-size="18pt" officeooo:rsid="00091d2a" officeooo:paragraph-rsid="00091d2a" style:font-size-asian="18pt" style:font-size-complex="18pt"/>
    </style:style>
    <style:style style:name="P12" style:family="paragraph" style:parent-style-name="Standard">
      <style:text-properties fo:font-size="18pt" officeooo:rsid="00091d2a" officeooo:paragraph-rsid="000a82b2" style:font-size-asian="18pt" style:font-size-complex="18pt"/>
    </style:style>
    <style:style style:name="P13" style:family="paragraph" style:parent-style-name="Standard" style:list-style-name="L1">
      <style:text-properties fo:font-size="18pt" officeooo:rsid="00100a15" officeooo:paragraph-rsid="00100a15" style:font-size-asian="18pt" style:font-size-complex="18pt"/>
    </style:style>
    <style:style style:name="P14" style:family="paragraph" style:parent-style-name="Standard">
      <style:text-properties fo:font-size="18pt" officeooo:rsid="0011cf26" officeooo:paragraph-rsid="0011cf26" style:font-size-asian="18pt" style:font-size-complex="18pt"/>
    </style:style>
    <style:style style:name="P15" style:family="paragraph" style:parent-style-name="Standard">
      <style:text-properties fo:font-size="18pt" officeooo:rsid="000a82b2" officeooo:paragraph-rsid="000a82b2" style:font-size-asian="18pt" style:font-size-complex="18pt"/>
    </style:style>
    <style:style style:name="P16" style:family="paragraph" style:parent-style-name="Standard">
      <style:text-properties fo:font-size="18pt" style:text-underline-style="solid" style:text-underline-width="auto" style:text-underline-color="font-color" fo:font-weight="bold" officeooo:rsid="00072513" officeooo:paragraph-rsid="00072513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fo:font-style="italic" style:text-underline-style="none" fo:font-weight="normal" officeooo:rsid="00100a15" officeooo:paragraph-rsid="00100a15" style:font-size-asian="18pt" style:font-style-asian="italic" style:font-weight-asian="normal" style:font-size-complex="18pt" style:font-style-complex="italic" style:font-weight-complex="normal"/>
    </style:style>
    <style:style style:name="P18" style:family="paragraph" style:parent-style-name="Standard">
      <style:text-properties fo:font-size="18pt" fo:font-style="italic" officeooo:rsid="000a82b2" officeooo:paragraph-rsid="000a82b2" style:font-size-asian="18pt" style:font-style-asian="italic" style:font-size-complex="18pt" style:font-style-complex="italic"/>
    </style:style>
    <style:style style:name="P19" style:family="paragraph" style:parent-style-name="Standard">
      <style:text-properties officeooo:rsid="00072513" officeooo:paragraph-rsid="00072513"/>
    </style:style>
    <style:style style:name="P20" style:family="paragraph" style:parent-style-name="Standard" style:list-style-name="L1">
      <style:text-properties style:font-name="Liberation Serif" fo:font-size="18pt" officeooo:rsid="00096954" officeooo:paragraph-rsid="00096954" style:font-size-asian="18pt" style:font-size-complex="18pt"/>
    </style:style>
    <style:style style:name="P21" style:family="paragraph" style:parent-style-name="Standard" style:list-style-name="L1">
      <style:text-properties style:font-name="Liberation Serif" fo:font-size="18pt" officeooo:rsid="00100a15" officeooo:paragraph-rsid="00100a15" style:font-size-asian="18pt" style:font-size-complex="18pt"/>
    </style:style>
    <style:style style:name="T1" style:family="text">
      <style:text-properties officeooo:rsid="00096954"/>
    </style:style>
    <style:style style:name="T2" style:family="text">
      <style:text-properties officeooo:rsid="000a6ba5"/>
    </style:style>
    <style:style style:name="T3" style:family="text">
      <style:text-properties officeooo:rsid="000bd60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1cf26"/>
    </style:style>
    <style:style style:name="T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officeooo:rsid="00147d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6">Schone Stad</text:span></text:p>
      <text:p text:style-name="P1"/>
      <text:list xml:id="list5000253366749018970" text:style-name="L1">
        <text:list-item>
          <text:p text:style-name="P6">Grofvuil<text:span text:style-name="T2"> (Klantbeeld: voorbeelden)</text:span></text:p>
        </text:list-item>
        <text:list-item>
          <text:p text:style-name="P6">Bouw, -<text:span text:style-name="T7"> </text:span>sloopafval -&gt; bedrijfscontainer mogelijk</text:p>
        </text:list-item>
        <text:list-item>
          <text:p text:style-name="P8">Kringloop produkten</text:p>
        </text:list-item>
        <text:list-item>
          <text:p text:style-name="P13">Tuinafval -&gt; milieupark/grofvuil</text:p>
        </text:list-item>
      </text:list>
      <text:p text:style-name="P1"/>
      <text:list xml:id="list213912595370031" text:continue-numbering="true" text:style-name="L1">
        <text:list-item>
          <text:p text:style-name="P20"><text:span text:style-name="T4">Huiscontainer (kliko) aanvragen, omwisselen, inleveren, beschadigd en/of gestolen (ook status)</text:span></text:p>
        </text:list-item>
        <text:list-item>
          <text:p text:style-name="P21"><text:span text:style-name="T4">Grofvuil niet opgehaald</text:span></text:p>
        </text:list-item>
        <text:list-item>
          <text:p text:style-name="P21"><text:span text:style-name="T4">Huiscontainer niet geleegd</text:span></text:p>
        </text:list-item>
      </text:list>
      <text:p text:style-name="P4"><text:span text:style-name="T4"/></text:p>
      <text:list xml:id="list436601949462512823" text:style-name="L2">
        <text:list-item>
          <text:p text:style-name="P7">Restafval (zwart)<text:span text:style-name="T1"> <text:s/>-&gt; afvalwijzer</text:span></text:p>
        </text:list-item>
        <text:list-item>
          <text:p text:style-name="P7">GFT (groen)</text:p>
        </text:list-item>
        <text:list-item>
          <text:p text:style-name="P7">Papier (blauw)</text:p>
        </text:list-item>
      </text:list>
      <text:p text:style-name="P1"/>
      <text:list xml:id="list7846074240806770544" text:style-name="L3">
        <text:list-item>
          <text:p text:style-name="P9">De huis-en bedrijfscontainer in de E-suite<text:span text:style-name="T5"> (minicontainer)</text:span></text:p>
        </text:list-item>
        <text:list-item>
          <text:p text:style-name="P9">Containeradoptie in de E-suite</text:p>
        </text:list-item>
      </text:list>
      <text:p text:style-name="P5"/>
      <text:p text:style-name="P5">Vergeet niet bij email: fictief@rotterdam.nl in te vullen</text:p>
      <text:p text:style-name="P5">En bij telefoonnr.: 00000000</text:p>
      <text:p text:style-name="P2"/>
      <text:p text:style-name="P16">Melding Systeem Buitenruimte</text:p>
      <text:p text:style-name="P16"/>
      <text:p text:style-name="P17">Melding niet afgehandeld</text:p>
      <text:p text:style-name="P3">Welke afdelingen maken gebruik van MSB?</text:p>
      <text:list xml:id="list306717081151266070" text:style-name="L4">
        <text:list-item>
          <text:p text:style-name="P11">schone stad algemeen</text:p>
        </text:list-item>
        <text:list-item>
          <text:p text:style-name="P11">openbare werken algemeen</text:p>
        </text:list-item>
        <text:list-item>
          <text:p text:style-name="P11">toezicht &amp; handhaving algemeen</text:p>
        </text:list-item>
      </text:list>
      <text:p text:style-name="P15"/>
      <text:p text:style-name="P18">Uitbellijst</text:p>
      <text:p text:style-name="P18">Buiten Scope (woonstad, woonbron etc.)</text:p>
      <text:p text:style-name="P12"/>
      <text:p text:style-name="P14">Buitenbeter app over meldingen over de buitenruim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50:35.073909449</meta:creation-date>
    <dc:date>2019-05-05T21:39:10.436997256</dc:date>
    <meta:editing-duration>PT18M40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13" meta:character-count="800" meta:non-whitespace-character-count="725"/>
  </office:meta>
</office:document-meta>
</file>